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0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10.00pt" style:text-position="super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59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3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7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illiam Gabriel Pereira<text:tab/><text:tab/><text:tab/><text:tab/>Análise de algoritmos</text:span></text:p>
      <text:p text:style-name="P1"><text:span text:style-name="T2">1- algoritmo usado:</text:span></text:p>
      <text:p text:style-name="P1"><text:span text:style-name="T3">for</text:span><text:span text:style-name="T4">(</text:span><text:span text:style-name="T5">int</text:span><text:span text:style-name="T6"><text:s/></text:span><text:span text:style-name="T7">i</text:span><text:span text:style-name="T8">=0;<text:s/></text:span><text:span text:style-name="T9">i</text:span><text:span text:style-name="T10">&lt;</text:span><text:span text:style-name="T11">TAM</text:span><text:span text:style-name="T12">;<text:s/></text:span><text:span text:style-name="T13">i</text:span><text:span text:style-name="T14">++) {</text:span><text:span text:style-name="T15"/></text:p>
      <text:p text:style-name="P1"><text:span text:style-name="T16"><text:tab/></text:span><text:span text:style-name="T17">for</text:span><text:span text:style-name="T18">(</text:span><text:span text:style-name="T19">int</text:span><text:span text:style-name="T20"><text:s/></text:span><text:span text:style-name="T21">j</text:span><text:span text:style-name="T22">=0;<text:s/></text:span><text:span text:style-name="T23">j</text:span><text:span text:style-name="T24">&lt;</text:span><text:span text:style-name="T25">TAM</text:span><text:span text:style-name="T26">-1;<text:s/></text:span><text:span text:style-name="T27">j</text:span><text:span text:style-name="T28">++) {</text:span><text:span text:style-name="T29"/></text:p>
      <text:p text:style-name="P1"><text:span text:style-name="T30"><text:tab/><text:tab/></text:span><text:span text:style-name="T31">if</text:span><text:span text:style-name="T32">(</text:span><text:span text:style-name="T33">vet</text:span><text:span text:style-name="T34">[</text:span><text:span text:style-name="T35">j</text:span><text:span text:style-name="T36">] &gt;<text:s/></text:span><text:span text:style-name="T37">vet</text:span><text:span text:style-name="T38">[</text:span><text:span text:style-name="T39">j</text:span><text:span text:style-name="T40">+1]) {</text:span><text:span text:style-name="T41"/></text:p>
      <text:p text:style-name="P1"><text:span text:style-name="T42"><text:tab/><text:tab/><text:tab/></text:span><text:span text:style-name="T43">int</text:span><text:span text:style-name="T44"><text:s/></text:span><text:span text:style-name="T45">aux</text:span><text:span text:style-name="T46"><text:s/>=<text:s/></text:span><text:span text:style-name="T47">vet</text:span><text:span text:style-name="T48">[</text:span><text:span text:style-name="T49">j</text:span><text:span text:style-name="T50">];</text:span><text:span text:style-name="T51"/></text:p>
      <text:p text:style-name="P1"><text:span text:style-name="T52"><text:tab/><text:tab/><text:tab/></text:span><text:span text:style-name="T53">vet</text:span><text:span text:style-name="T54">[</text:span><text:span text:style-name="T55">j</text:span><text:span text:style-name="T56">] =<text:s/></text:span><text:span text:style-name="T57">vet</text:span><text:span text:style-name="T58">[</text:span><text:span text:style-name="T59">j</text:span><text:span text:style-name="T60">+1];</text:span><text:span text:style-name="T61"/></text:p>
      <text:p text:style-name="P1"><text:span text:style-name="T62"><text:tab/><text:tab/><text:tab/></text:span><text:span text:style-name="T63">vet</text:span><text:span text:style-name="T64">[</text:span><text:span text:style-name="T65">j</text:span><text:span text:style-name="T66">+1] =<text:s/></text:span><text:span text:style-name="T67">aux</text:span><text:span text:style-name="T68">;</text:span><text:span text:style-name="T69"/></text:p>
      <text:p text:style-name="P1"><text:span text:style-name="T70"><text:tab/><text:tab/>}</text:span><text:span text:style-name="T71"/></text:p>
      <text:p text:style-name="P1"><text:span text:style-name="T72"><text:tab/>}</text:span><text:span text:style-name="T73"/></text:p>
      <text:p text:style-name="P1"><text:span text:style-name="T74">}</text:span><text:span text:style-name="T75"/></text:p>
      <text:p text:style-name="P1"><text:span text:style-name="T75">contagem: FOR (n-1) + FOR (n-1) + if (1) + atribuição (1)x3</text:span></text:p>
      <text:p text:style-name="P1"><text:span text:style-name="T75">total: n</text:span><text:span text:style-name="T76">2</text:span><text:span text:style-name="T77"><text:s/>- 1</text:span></text:p>
      <text:p text:style-name="P1"><text:span text:style-name="T77">tempo de execução:</text:span></text:p>
      <text:p text:style-name="P1"><text:span text:style-name="T77">100:<text:tab/><text:tab/>1ms</text:span></text:p>
      <text:p text:style-name="P1"><text:span text:style-name="T77">1000:<text:tab/><text:tab/>10ms</text:span></text:p>
      <text:p text:style-name="P1"><text:span text:style-name="T77">10000:<text:tab/><text:tab/>171ms</text:span></text:p>
      <text:p text:style-name="P1"><text:span text:style-name="T77">100000:<text:tab/></text:span><text:span text:style-name="T78">21474ms</text:span></text:p>
      <text:p text:style-name="P1"><text:span text:style-name="T78"/></text:p>
      <text:p text:style-name="P1"><text:span text:style-name="T78"/></text:p>
      <text:p text:style-name="P1"><text:span text:style-name="T79">2- Utiliza-se o quick sort para fazer uma ordenação crescente e a partir desse vetor agora ordenado basta capturar os 10 últimos elementos.</text:span></text:p>
      <text:p text:style-name="P1"><text:span text:style-name="T79">tempo de execução com 1 000 000 de elementos: 129ms.</text:span></text:p>
      <text:p text:style-name="P1"><text:span text:style-name="T79"/></text:p>
      <text:p text:style-name="P1"><text:span text:style-name="T79"/></text:p>
      <text:p text:style-name="P1"><text:span text:style-name="T79">3 - algoritmo usado:</text:span></text:p>
      <text:p text:style-name="P1"><text:span text:style-name="T80">for</text:span><text:span text:style-name="T81">(</text:span><text:span text:style-name="T82">int</text:span><text:span text:style-name="T83"><text:s/></text:span><text:span text:style-name="T84">i</text:span><text:span text:style-name="T85">=0;<text:s/></text:span><text:span text:style-name="T86">i</text:span><text:span text:style-name="T87">&lt;</text:span><text:span text:style-name="T88">TAM</text:span><text:span text:style-name="T89">;<text:s/></text:span><text:span text:style-name="T90">i</text:span><text:span text:style-name="T91">++) {</text:span><text:span text:style-name="T92"/></text:p>
      <text:p text:style-name="P1"><text:span text:style-name="T93"><text:tab/></text:span><text:span text:style-name="T94">for</text:span><text:span text:style-name="T95">(</text:span><text:span text:style-name="T96">int</text:span><text:span text:style-name="T97"><text:s/></text:span><text:span text:style-name="T98">j</text:span><text:span text:style-name="T99">=0;<text:s/></text:span><text:span text:style-name="T100">j</text:span><text:span text:style-name="T101">&lt;</text:span><text:span text:style-name="T102">TAM</text:span><text:span text:style-name="T103">;<text:s/></text:span><text:span text:style-name="T104">j</text:span><text:span text:style-name="T105">++) {</text:span><text:span text:style-name="T106"/></text:p>
      <text:p text:style-name="P1"><text:span text:style-name="T107"><text:tab/><text:tab/></text:span><text:span text:style-name="T108">if</text:span><text:span text:style-name="T109">(</text:span><text:span text:style-name="T110">vet</text:span><text:span text:style-name="T111">[</text:span><text:span text:style-name="T112">i</text:span><text:span text:style-name="T113">]+</text:span><text:span text:style-name="T114">vet</text:span><text:span text:style-name="T115">[</text:span><text:span text:style-name="T116">j</text:span><text:span text:style-name="T117">] ==<text:s/></text:span><text:span text:style-name="T118">procura</text:span><text:span text:style-name="T119">) {</text:span><text:span text:style-name="T120"/></text:p>
      <text:p text:style-name="P1"><text:span text:style-name="T121"><text:tab/><text:tab/><text:tab/></text:span><text:span text:style-name="T122">achou</text:span><text:span text:style-name="T123">[0] =<text:s/></text:span><text:span text:style-name="T124">vet</text:span><text:span text:style-name="T125">[</text:span><text:span text:style-name="T126">i</text:span><text:span text:style-name="T127">];</text:span><text:span text:style-name="T128"/></text:p>
      <text:p text:style-name="P1"><text:span text:style-name="T129"><text:tab/><text:tab/><text:tab/></text:span><text:span text:style-name="T130">achou</text:span><text:span text:style-name="T131">[1] =<text:s/></text:span><text:span text:style-name="T132">vet</text:span><text:span text:style-name="T133">[</text:span><text:span text:style-name="T134">j</text:span><text:span text:style-name="T135">];</text:span><text:span text:style-name="T136"/></text:p>
      <text:p text:style-name="P1"><text:span text:style-name="T137"><text:tab/><text:tab/><text:tab/></text:span><text:span text:style-name="T138">break</text:span><text:span text:style-name="T139">;</text:span><text:span text:style-name="T140"/></text:p>
      <text:p text:style-name="P1"><text:span text:style-name="T141"><text:tab/><text:tab/>}</text:span><text:span text:style-name="T142"/></text:p>
      <text:p text:style-name="P1"><text:span text:style-name="T143"><text:tab/>}</text:span><text:span text:style-name="T144"/></text:p>
      <text:p text:style-name="P1"><text:span text:style-name="T145">}</text:span></text:p>
      <text:p text:style-name="P1"><text:span text:style-name="T145"/></text:p>
      <text:p text:style-name="P1"><text:span text:style-name="T146">n</text:span><text:span text:style-name="T147">2</text:span><text:span text:style-name="T148"/></text:p>
      <text:p text:style-name="P1"><text:span text:style-name="T148"/></text:p>
      <text:p text:style-name="P1"><text:span text:style-name="T148"/></text:p>
      <text:p text:style-name="P1"><text:span text:style-name="T148">4- Algoritmo usado:</text:span></text:p>
      <text:p text:style-name="P1"><text:span text:style-name="T149">int</text:span><text:span text:style-name="T150"><text:s/></text:span><text:span text:style-name="T151">ant</text:span><text:span text:style-name="T152"><text:s/>= -1;</text:span><text:span text:style-name="T153"/></text:p>
      <text:p text:style-name="P1"><text:span text:style-name="T154">int</text:span><text:span text:style-name="T155"><text:s/></text:span><text:span text:style-name="T156">aux</text:span><text:span text:style-name="T157">;</text:span><text:span text:style-name="T158"/></text:p>
      <text:p text:style-name="P1"><text:span text:style-name="T159">for</text:span><text:span text:style-name="T160">(</text:span><text:span text:style-name="T161">int</text:span><text:span text:style-name="T162"><text:s/></text:span><text:span text:style-name="T163">i</text:span><text:span text:style-name="T164">=0;<text:s/></text:span><text:span text:style-name="T165">i</text:span><text:span text:style-name="T166">&lt;=</text:span><text:span text:style-name="T167">TAM</text:span><text:span text:style-name="T168">;<text:s/></text:span><text:span text:style-name="T169">i</text:span><text:span text:style-name="T170">++) {</text:span><text:span text:style-name="T171"/></text:p>
      <text:p text:style-name="P1"><text:span text:style-name="T172"><text:tab/></text:span><text:span text:style-name="T173">if</text:span><text:span text:style-name="T174">(</text:span><text:span text:style-name="T175">vet</text:span><text:span text:style-name="T176">[</text:span><text:span text:style-name="T177">i</text:span><text:span text:style-name="T178">]&lt;=</text:span><text:span text:style-name="T179">k</text:span><text:span text:style-name="T180">) {</text:span><text:span text:style-name="T181"/></text:p>
      <text:p text:style-name="P1"><text:span text:style-name="T182"><text:tab/><text:tab/></text:span><text:span text:style-name="T183">aux</text:span><text:span text:style-name="T184"><text:s/>=<text:s/></text:span><text:span text:style-name="T185">vet</text:span><text:span text:style-name="T186">[</text:span><text:span text:style-name="T187">ant</text:span><text:span text:style-name="T188">+1];</text:span><text:span text:style-name="T189"/></text:p>
      <text:p text:style-name="P1"><text:span text:style-name="T190"><text:tab/><text:tab/></text:span><text:span text:style-name="T191">vet</text:span><text:span text:style-name="T192">[</text:span><text:span text:style-name="T193">ant</text:span><text:span text:style-name="T194">+1] =<text:s/></text:span><text:span text:style-name="T195">vet</text:span><text:span text:style-name="T196">[</text:span><text:span text:style-name="T197">i</text:span><text:span text:style-name="T198">];</text:span><text:span text:style-name="T199"/></text:p>
      <text:p text:style-name="P1"><text:span text:style-name="T200"><text:tab/><text:tab/></text:span><text:span text:style-name="T201">vet</text:span><text:span text:style-name="T202">[</text:span><text:span text:style-name="T203">i</text:span><text:span text:style-name="T204">] =<text:s/></text:span><text:span text:style-name="T205">aux</text:span><text:span text:style-name="T206">;</text:span><text:span text:style-name="T207"/></text:p>
      <text:p text:style-name="P1"><text:span text:style-name="T208"><text:tab/><text:tab/></text:span><text:span text:style-name="T209">ant</text:span><text:span text:style-name="T210">++;</text:span><text:span text:style-name="T211"/></text:p>
      <text:p text:style-name="P1"><text:span text:style-name="T212"><text:tab/>}</text:span><text:span text:style-name="T213"/></text:p>
      <text:p text:style-name="P1"><text:span text:style-name="T214">}</text:span></text:p>
      <text:p text:style-name="P1"><text:span text:style-name="T214"/></text:p>
      <text:p text:style-name="P1"><text:span text:style-name="T215">tempo de execução: for (n-1) + if (1) + atribuições (1)x6</text:span></text:p>
      <text:p text:style-name="P1"><text:span text:style-name="T215">total: n-1</text:span></text:p>
      <text:p text:style-name="P1"><text:span text:style-name="T215">com 1000000 elementos: 1ms</text:span></text:p>
      <text:p text:style-name="P1"><text:span text:style-name="T215"/></text:p>
      <text:p text:style-name="P1"><text:span text:style-name="T215">5- n entre 14 até 36, b é maior que a.</text:span><text:span text:style-name="T2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